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3mm"/>
    </style:style>
    <style:style style:name="co5" style:family="table-column">
      <style:table-column-properties fo:break-before="auto" style:column-width="10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ID interim</text:p>
          </table:table-cell>
          <table:table-cell table:style-name="ce3" office:value-type="string" calcext:value-type="string">
            <text:p>Zchng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BZCHN</text:p>
          </table:table-cell>
          <table:table-cell table:style-name="ce5" office:value-type="string" calcext:value-type="string">
            <text:p>Dm_min</text:p>
          </table:table-cell>
          <table:table-cell table:style-name="ce1" office:value-type="string" calcext:value-type="string">
            <text:p>DM_max</text:p>
          </table:table-cell>
          <table:table-cell table:style-name="ce6" office:value-type="string" calcext:value-type="string">
            <text:p>Proz</text:p>
          </table:table-cell>
          <table:table-cell table:style-name="ce1" office:value-type="string" calcext:value-type="string">
            <text:p>Farb_a</text:p>
          </table:table-cell>
          <table:table-cell table:style-name="ce1" office:value-type="string" calcext:value-type="string">
            <text:p>Farb_i</text:p>
          </table:table-cell>
          <table:table-cell table:style-name="ce1" office:value-type="string" calcext:value-type="string">
            <text:p>Farb_kern</text:p>
          </table:table-cell>
          <table:table-cell table:style-name="ce5" office:value-type="string" calcext:value-type="string">
            <text:p>Mag_min</text:p>
          </table:table-cell>
          <table:table-cell table:style-name="ce6" office:value-type="string" calcext:value-type="string">
            <text:p>Mag_max</text:p>
          </table:table-cell>
          <table:table-cell table:style-name="ce1" office:value-type="string" calcext:value-type="string">
            <text:p>Anmerk</text:p>
          </table:table-cell>
          <table:table-cell table:style-name="ce7" office:value-type="string" calcext:value-type="string">
            <text:p>Typ</text:p>
          </table:table-cell>
          <table:table-cell table:style-name="ce1"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0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 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Holzabdruck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0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gelb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30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0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rau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28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Rondell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1V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lzabruck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andfläche glatt</text:p>
          </table:table-cell>
          <table:table-cell office:value-type="string" calcext:value-type="string">
            <text:p>B4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2IX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Garz?</text:p>
          </table:table-cell>
          <table:table-cell office:value-type="string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3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überbrann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zu 11 WS und RS Zchng. 33II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33I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4VI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raugelbschwarz</text:p>
          </table:table-cell>
          <table:table-cell table:number-columns-repeated="5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unebene Bodenfläche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-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6V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5X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7X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39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Mittelteil</text:p>
          </table:table-cell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arz?</text:p>
          </table:table-cell>
          <table:table-cell office:value-type="string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38XIV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andfläche rauh</text:p>
          </table:table-cell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0III</text:p>
          </table:table-cell>
          <table:table-cell office:value-type="float" office:value="123033" calcext:value-type="float">
            <text:p>123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V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2X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1XII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nb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3XI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IV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4XVI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aun</text:p>
          </table:table-cell>
          <table:table-cell table:number-columns-repeated="2"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45I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aunrot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45IV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raun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chiefrig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Flachboden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28:57.738000000</meta:creation-date>
    <dc:date>2018-10-14T14:11:59.801000000</dc:date>
    <meta:editing-duration>PT2H31M48S</meta:editing-duration>
    <meta:editing-cycles>19</meta:editing-cycles>
    <meta:generator>LibreOffice/5.1.6.2$Windows_x86 LibreOffice_project/07ac168c60a517dba0f0d7bc7540f5afa45f0909</meta:generator>
    <meta:document-statistic meta:table-count="1" meta:cell-count="302" meta:object-count="0"/>
  </office:meta>
</office:document-meta>
</file>